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0.0008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2" style:family="paragraph" style:parent-style-name="Standard">
      <style:paragraph-properties fo:line-height="0.0543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3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4" style:family="paragraph" style:parent-style-name="Standard">
      <style:paragraph-properties fo:line-height="0.0075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style:line-height-at-least="0in"/>
      <style:text-properties officeooo:paragraph-rsid="005fe2f7"/>
    </style:style>
    <style:style style:name="P6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officeooo:paragraph-rsid="00bbedd0"/>
    </style:style>
    <style:style style:name="P7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officeooo:paragraph-rsid="01032cc1"/>
    </style:style>
    <style:style style:name="P8" style:family="paragraph" style:parent-style-name="Standard">
      <style:paragraph-properties fo:line-height="0.0083in"/>
      <style:text-properties style:font-name="Times New Roman1" fo:font-size="11pt" officeooo:paragraph-rsid="009640bb" style:font-name-asian="Times New Roman" style:font-size-asian="11pt" style:font-name-complex="Times New Roman" style:font-size-complex="11pt"/>
    </style:style>
    <style:style style:name="P9" style:family="paragraph" style:parent-style-name="Standard">
      <style:paragraph-properties fo:line-height="0.0083in"/>
      <style:text-properties style:font-name="Times New Roman1" fo:font-size="11pt" officeooo:paragraph-rsid="00564ee6" style:font-name-asian="Times New Roman" style:font-size-asian="11pt" style:font-name-complex="Times New Roman" style:font-size-complex="11pt"/>
    </style:style>
    <style:style style:name="P10" style:family="paragraph" style:parent-style-name="Standard">
      <style:paragraph-properties fo:line-height="0.0083in"/>
      <style:text-properties style:font-name="Times New Roman1" fo:font-size="11pt" officeooo:paragraph-rsid="00bbedd0" style:font-name-asian="Times New Roman" style:font-size-asian="11pt" style:font-name-complex="Times New Roman" style:font-size-complex="11pt"/>
    </style:style>
    <style:style style:name="P11" style:family="paragraph" style:parent-style-name="Standard">
      <style:paragraph-properties fo:line-height="0.0083in"/>
      <style:text-properties style:font-name="Times New Roman1" fo:font-size="11pt" officeooo:paragraph-rsid="01032cc1" style:font-name-asian="Times New Roman" style:font-size-asian="11pt" style:font-name-complex="Times New Roman" style:font-size-complex="11pt"/>
    </style:style>
    <style:style style:name="P12" style:family="paragraph" style:parent-style-name="Standard">
      <style:paragraph-properties fo:line-height="0.0008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3" style:family="paragraph" style:parent-style-name="Standard">
      <style:paragraph-properties fo:line-height="0.0075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4" style:family="paragraph" style:parent-style-name="Standard">
      <style:paragraph-properties style:line-height-at-least="0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5" style:family="paragraph" style:parent-style-name="Standard">
      <style:paragraph-properties fo:line-height="0.0083in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16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17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officeooo:paragraph-rsid="009640bb" style:font-name-asian="Times New Roman" style:font-size-asian="11pt" style:font-style-asian="italic" style:font-weight-asian="bold" style:font-name-complex="Times New Roman" style:font-size-complex="11pt"/>
    </style:style>
    <style:style style:name="P18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officeooo:paragraph-rsid="00564ee6" style:font-name-asian="Times New Roman" style:font-size-asian="11pt" style:font-style-asian="italic" style:font-weight-asian="bold" style:font-name-complex="Times New Roman" style:font-size-complex="11pt"/>
    </style:style>
    <style:style style:name="P19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20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style:font-size-asian="11pt" style:font-size-complex="11pt"/>
    </style:style>
    <style:style style:name="P21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9640bb" style:font-size-asian="11pt" style:font-size-complex="11pt"/>
    </style:style>
    <style:style style:name="P22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e9a17b" style:font-size-asian="11pt" style:font-size-complex="11pt"/>
    </style:style>
    <style:style style:name="P23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e9f04a" style:font-size-asian="11pt" style:font-size-complex="11pt"/>
    </style:style>
    <style:style style:name="P24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1" fo:font-size="11pt" style:font-size-asian="11pt" style:font-size-complex="11pt"/>
    </style:style>
    <style:style style:name="P25" style:family="paragraph" style:parent-style-name="Standard">
      <style:paragraph-properties style:line-height-at-least="0in"/>
      <style:text-properties style:text-position="super 58%" style:font-name="Times New Roman1" fo:font-size="11pt" officeooo:paragraph-rsid="009640bb" style:font-name-asian="MS PGothic" style:font-size-asian="11pt" style:font-name-complex="MS PGothic" style:font-size-complex="11pt"/>
    </style:style>
    <style:style style:name="P26" style:family="paragraph" style:parent-style-name="Standard">
      <style:paragraph-properties style:line-height-at-least="0in"/>
      <style:text-properties style:text-position="super 58%" style:font-name="Times New Roman1" fo:font-size="11pt" officeooo:paragraph-rsid="00564ee6" style:font-name-asian="MS PGothic" style:font-size-asian="11pt" style:font-name-complex="MS PGothic" style:font-size-complex="11pt"/>
    </style:style>
    <style:style style:name="P27" style:family="paragraph" style:parent-style-name="Standard">
      <style:paragraph-properties style:line-height-at-least="0in"/>
      <style:text-properties style:text-position="super 58%" style:font-name="Times New Roman1" fo:font-size="11pt" officeooo:paragraph-rsid="00bbedd0" style:font-name-asian="MS PGothic" style:font-size-asian="11pt" style:font-name-complex="MS PGothic" style:font-size-complex="11pt"/>
    </style:style>
    <style:style style:name="P28" style:family="paragraph" style:parent-style-name="Standard">
      <style:paragraph-properties style:line-height-at-least="0in"/>
      <style:text-properties style:text-position="super 58%" style:font-name="Times New Roman1" fo:font-size="11pt" officeooo:paragraph-rsid="01032cc1" style:font-name-asian="MS PGothic" style:font-size-asian="11pt" style:font-name-complex="MS PGothic" style:font-size-complex="11pt"/>
    </style:style>
    <style:style style:name="P29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style:font-size-asian="11pt" style:font-size-complex="11pt"/>
    </style:style>
    <style:style style:name="P30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officeooo:paragraph-rsid="011b9faf" style:font-size-asian="11pt" style:font-size-complex="11pt"/>
    </style:style>
    <style:style style:name="P31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fo:font-size="11pt" officeooo:paragraph-rsid="005c2b62" style:font-size-asian="11pt" style:font-size-complex="11pt"/>
    </style:style>
    <style:style style:name="P32" style:family="paragraph" style:parent-style-name="Standard">
      <style:paragraph-properties fo:margin-left="0.2083in" fo:margin-right="0in" fo:line-height="98%" fo:text-indent="0in" style:auto-text-indent="false"/>
      <style:text-properties fo:font-size="11pt" officeooo:paragraph-rsid="0080ddca" style:font-size-asian="11pt" style:font-size-complex="11pt"/>
    </style:style>
    <style:style style:name="P33" style:family="paragraph" style:parent-style-name="Standard">
      <style:paragraph-properties fo:margin-left="0.2083in" fo:margin-right="0in" fo:line-height="98%" fo:text-indent="0in" style:auto-text-indent="false"/>
      <style:text-properties officeooo:paragraph-rsid="00bbedd0"/>
    </style:style>
    <style:style style:name="P34" style:family="paragraph" style:parent-style-name="Standard">
      <style:paragraph-properties fo:margin-left="0.2083in" fo:margin-right="0in" fo:line-height="98%" fo:text-indent="0in" style:auto-text-indent="false"/>
      <style:text-properties officeooo:paragraph-rsid="01032cc1"/>
    </style:style>
    <style:style style:name="P35" style:family="paragraph" style:parent-style-name="Standard" style:master-page-name="Standard">
      <style:paragraph-properties style:line-height-at-least="0in" style:page-number="auto"/>
      <style:text-properties style:use-window-font-color="true" loext:opacity="0%" style:font-name="Arial" fo:font-size="19pt" officeooo:rsid="00dd7af6" officeooo:paragraph-rsid="00dd7af6" style:font-name-asian="Arial" style:font-size-asian="19pt" style:font-name-complex="Arial" style:font-size-complex="10pt"/>
    </style:style>
    <style:style style:name="P36" style:family="paragraph" style:parent-style-name="Standard" style:list-style-name="L1">
      <style:paragraph-properties style:line-height-at-least="0in">
        <style:tab-stops>
          <style:tab-stop style:position="0.4583in"/>
        </style:tab-stops>
      </style:paragraph-properties>
      <style:text-properties style:use-window-font-color="true" loext:opacity="0%" style:font-name="Times New Roman1" fo:font-size="11pt" officeooo:rsid="0115ab07" officeooo:paragraph-rsid="0115ab07" style:font-name-asian="Times New Roman" style:font-size-asian="11pt" style:font-name-complex="Times New Roman" style:font-size-complex="11pt"/>
    </style:style>
    <style:style style:name="P37" style:family="paragraph" style:parent-style-name="Standard" style:list-style-name="L1">
      <style:paragraph-properties style:line-height-at-least="0in">
        <style:tab-stops>
          <style:tab-stop style:position="0.4583in"/>
        </style:tab-stops>
      </style:paragraph-properties>
      <style:text-properties officeooo:paragraph-rsid="00bf906c"/>
    </style:style>
    <style:style style:name="P38" style:family="paragraph" style:parent-style-name="Standard" style:list-style-name="L3">
      <style:paragraph-properties style:line-height-at-least="0in">
        <style:tab-stops>
          <style:tab-stop style:position="0.4445in"/>
        </style:tab-stops>
      </style:paragraph-properties>
    </style:style>
    <style:style style:name="P39" style:family="paragraph" style:parent-style-name="Standard">
      <style:paragraph-properties style:line-height-at-least="0in"/>
    </style:style>
    <style:style style:name="P40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  <style:text-properties officeooo:paragraph-rsid="01344c56"/>
    </style:style>
    <style:style style:name="P41" style:family="paragraph" style:parent-style-name="Standard" style:list-style-name="L4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officeooo:rsid="0075b4dc" officeooo:paragraph-rsid="0075b4dc" style:font-name-asian="Times New Roman" style:font-size-asian="11pt" style:font-name-complex="Times New Roman" style:font-size-complex="11pt"/>
    </style:style>
    <style:style style:name="P42" style:family="paragraph" style:parent-style-name="Standard" style:list-style-name="L2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officeooo:rsid="009ed8f9" officeooo:paragraph-rsid="009640bb" style:font-name-asian="Times New Roman" style:font-size-asian="11pt" style:font-name-complex="Times New Roman" style:font-size-complex="11pt"/>
    </style:style>
    <style:style style:name="P43" style:family="paragraph" style:parent-style-name="Standard" style:list-style-name="L3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officeooo:paragraph-rsid="00cf9bc2" style:font-name-asian="Times New Roman" style:font-size-asian="11pt" style:font-name-complex="Times New Roman" style:font-size-complex="11pt"/>
    </style:style>
    <style:style style:name="P44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45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style:font-size-asian="11pt" style:font-size-complex="11pt"/>
    </style:style>
    <style:style style:name="P46" style:family="paragraph" style:parent-style-name="Standard" style:list-style-name="L7">
      <style:paragraph-properties style:line-height-at-least="0in"/>
      <style:text-properties style:font-name="Times New Roman1" fo:font-size="11pt" officeooo:paragraph-rsid="005fe2f7" style:font-size-asian="11pt" style:font-size-complex="11pt"/>
    </style:style>
    <style:style style:name="P47" style:family="paragraph" style:parent-style-name="Standard" style:list-style-name="L5">
      <style:paragraph-properties fo:line-height="98%">
        <style:tab-stops>
          <style:tab-stop style:position="0.4583in"/>
        </style:tab-stops>
      </style:paragraph-properties>
      <style:text-properties officeooo:paragraph-rsid="005c2b62"/>
    </style:style>
    <style:style style:name="P48" style:family="paragraph" style:parent-style-name="Standard" style:list-style-name="L6">
      <style:paragraph-properties style:line-height-at-least="0in"/>
      <style:text-properties style:text-position="super 58%" style:font-name="Times New Roman1" fo:font-size="11pt" style:font-name-asian="MS PGothic" style:font-size-asian="11pt" style:font-name-complex="MS PGothic" style:font-size-complex="11pt"/>
    </style:style>
    <style:style style:name="P49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fo:font-size="11pt" style:font-size-asian="11pt" style:font-size-complex="11pt"/>
    </style:style>
    <style:style style:name="P50" style:family="paragraph" style:parent-style-name="Standard" style:list-style-name="L7">
      <style:paragraph-properties style:line-height-at-least="0in"/>
      <style:text-properties fo:font-size="11pt" officeooo:paragraph-rsid="005fe2f7" style:font-size-asian="11pt" style:font-size-complex="11pt"/>
    </style:style>
    <style:style style:name="P51" style:family="paragraph" style:parent-style-name="Standard">
      <style:paragraph-properties style:line-height-at-least="0in"/>
      <style:text-properties fo:font-size="11pt" officeooo:rsid="01344c56" officeooo:paragraph-rsid="01344c56" style:font-size-asian="11pt" style:font-size-complex="11pt"/>
    </style:style>
    <style:style style:name="P52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fo:font-style="italic" fo:font-weight="bold" officeooo:rsid="01344c56" officeooo:paragraph-rsid="01344c56" style:font-name-asian="Times New Roman" style:font-size-asian="11pt" style:font-style-asian="italic" style:font-weight-asian="bold" style:font-name-complex="Times New Roman" style:font-size-complex="11pt"/>
    </style:style>
    <style:style style:name="P53" style:family="paragraph" style:parent-style-name="Standard">
      <style:paragraph-properties fo:line-height="0.1945in"/>
      <style:text-properties style:font-name="Times New Roman" fo:font-size="11pt" officeooo:rsid="00f099d2" style:font-name-asian="Times New Roman" style:font-size-asian="11pt" style:font-name-complex="Times New Roman"/>
    </style:style>
    <style:style style:name="P54" style:family="paragraph" style:parent-style-name="Standard">
      <style:paragraph-properties fo:line-height="0.152in" fo:break-before="column"/>
      <style:text-properties style:font-name="Times New Roman" fo:font-size="12pt" style:font-name-asian="Times New Roman" style:font-size-asian="12pt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27ca80" style:font-name-asian="Times New Roman" style:font-name-complex="Times New Roman"/>
    </style:style>
    <style:style style:name="T3" style:family="text">
      <style:text-properties style:font-name="Times New Roman" officeooo:rsid="007f244a" style:font-name-asian="Times New Roman" style:font-name-complex="Times New Roman"/>
    </style:style>
    <style:style style:name="T4" style:family="text">
      <style:text-properties style:font-name="Times New Roman" officeooo:rsid="007f4ba5" style:font-name-asian="Times New Roman" style:font-name-complex="Times New Roman"/>
    </style:style>
    <style:style style:name="T5" style:family="text">
      <style:text-properties style:font-name="Times New Roman" officeooo:rsid="00944845" style:font-name-asian="Times New Roman" style:font-name-complex="Times New Roman"/>
    </style:style>
    <style:style style:name="T6" style:family="text">
      <style:text-properties style:font-name="Times New Roman" officeooo:rsid="009d5e7f" style:font-name-asian="Times New Roman" style:font-name-complex="Times New Roman"/>
    </style:style>
    <style:style style:name="T7" style:family="text">
      <style:text-properties style:font-name="Times New Roman" officeooo:rsid="00a2933c" style:font-name-asian="Times New Roman" style:font-name-complex="Times New Roman"/>
    </style:style>
    <style:style style:name="T8" style:family="text">
      <style:text-properties style:font-name="Times New Roman" officeooo:rsid="00a6b158" style:font-name-asian="Times New Roman" style:font-name-complex="Times New Roman"/>
    </style:style>
    <style:style style:name="T9" style:family="text">
      <style:text-properties style:font-name="Times New Roman" officeooo:rsid="00a992c1" style:font-name-asian="Times New Roman" style:font-name-complex="Times New Roman"/>
    </style:style>
    <style:style style:name="T10" style:family="text">
      <style:text-properties style:font-name="Times New Roman" officeooo:rsid="011b9faf" style:font-name-asian="Times New Roman" style:font-name-complex="Times New Roman"/>
    </style:style>
    <style:style style:name="T11" style:family="text">
      <style:text-properties style:font-name="Times New Roman" fo:font-weight="bold" style:font-name-asian="Times New Roman" style:font-weight-asian="bold" style:font-name-complex="Times New Roman"/>
    </style:style>
    <style:style style:name="T12" style:family="text">
      <style:text-properties style:font-name="Times New Roman" fo:font-weight="bold" officeooo:rsid="006e0924" style:font-name-asian="Times New Roman" style:font-weight-asian="bold" style:font-name-complex="Times New Roman"/>
    </style:style>
    <style:style style:name="T13" style:family="text">
      <style:text-properties style:font-name="Times New Roman" fo:font-weight="bold" officeooo:rsid="006fcc72" style:font-name-asian="Times New Roman" style:font-weight-asian="bold" style:font-name-complex="Times New Roman"/>
    </style:style>
    <style:style style:name="T1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15" style:family="text">
      <style:text-properties style:font-name="Times New Roman" fo:font-size="11pt" officeooo:rsid="00bce515" style:font-name-asian="Times New Roman" style:font-size-asian="11pt" style:font-name-complex="Times New Roman" style:font-size-complex="11pt"/>
    </style:style>
    <style:style style:name="T16" style:family="text">
      <style:text-properties style:font-name="Times New Roman" fo:font-size="11pt" fo:font-weight="bold" style:font-name-asian="Times New Roman" style:font-size-asian="11pt" style:font-weight-asian="bold" style:font-name-complex="Times New Roman" style:font-size-complex="11pt"/>
    </style:style>
    <style:style style:name="T17" style:family="text">
      <style:text-properties style:font-name="Times New Roman" fo:font-size="11pt" fo:font-weight="bold" officeooo:rsid="00b71224" style:font-name-asian="Times New Roman" style:font-size-asian="11pt" style:font-weight-asian="bold" style:font-name-complex="Times New Roman" style:font-size-complex="11pt"/>
    </style:style>
    <style:style style:name="T18" style:family="text">
      <style:text-properties style:font-name="Times New Roman" fo:font-size="11pt" fo:font-weight="bold" officeooo:rsid="00f550cb" style:font-name-asian="Times New Roman" style:font-size-asian="11pt" style:font-weight-asian="bold" style:font-name-complex="Times New Roman" style:font-size-complex="11pt"/>
    </style:style>
    <style:style style:name="T19" style:family="text">
      <style:text-properties style:font-name="Times New Roman" fo:font-size="11pt" fo:font-weight="bold" officeooo:rsid="00f6a407" style:font-name-asian="Times New Roman" style:font-size-asian="11pt" style:font-weight-asian="bold" style:font-name-complex="Times New Roman" style:font-size-complex="11pt"/>
    </style:style>
    <style:style style:name="T20" style:family="text">
      <style:text-properties style:font-name-asian="Times New Roman" style:font-name-complex="Times New Roman"/>
    </style:style>
    <style:style style:name="T21" style:family="text">
      <style:text-properties officeooo:rsid="00abddfa" style:font-name-asian="Times New Roman" style:font-name-complex="Times New Roman"/>
    </style:style>
    <style:style style:name="T22" style:family="text">
      <style:text-properties fo:font-weight="bold" style:font-name-asian="Times New Roman" style:font-weight-asian="bold" style:font-name-complex="Times New Roman"/>
    </style:style>
    <style:style style:name="T23" style:family="text">
      <style:text-properties fo:font-weight="bold" style:font-name-asian="Times New Roman" style:font-weight-asian="bold" style:font-name-complex="Times New Roman" style:font-weight-complex="bold"/>
    </style:style>
    <style:style style:name="T24" style:family="text">
      <style:text-properties fo:font-weight="bold" officeooo:rsid="000a5097" style:font-name-asian="Times New Roman" style:font-weight-asian="bold" style:font-name-complex="Times New Roman" style:font-weight-complex="bold"/>
    </style:style>
    <style:style style:name="T25" style:family="text">
      <style:text-properties fo:font-weight="bold" officeooo:rsid="000fb89b" style:font-name-asian="Times New Roman" style:font-weight-asian="bold" style:font-name-complex="Times New Roman" style:font-weight-complex="bold"/>
    </style:style>
    <style:style style:name="T26" style:family="text">
      <style:text-properties fo:font-weight="bold" officeooo:rsid="00e9f04a" style:font-name-asian="Times New Roman" style:font-weight-asian="bold" style:font-name-complex="Times New Roman" style:font-weight-complex="bold"/>
    </style:style>
    <style:style style:name="T27" style:family="text">
      <style:text-properties fo:font-weight="bold" officeooo:rsid="0034c8df" style:font-name-asian="Times New Roman" style:font-weight-asian="bold" style:font-name-complex="Times New Roman"/>
    </style:style>
    <style:style style:name="T28" style:family="text">
      <style:text-properties fo:font-weight="bold" officeooo:rsid="004cedfd" style:font-name-asian="Times New Roman" style:font-weight-asian="bold" style:font-name-complex="Times New Roman"/>
    </style:style>
    <style:style style:name="T29" style:family="text">
      <style:text-properties fo:font-weight="bold" officeooo:rsid="00519d75" style:font-name-asian="Times New Roman" style:font-weight-asian="bold" style:font-name-complex="Times New Roman"/>
    </style:style>
    <style:style style:name="T30" style:family="text">
      <style:text-properties fo:font-weight="bold" officeooo:rsid="009640bb" style:font-name-asian="Times New Roman" style:font-weight-asian="bold" style:font-name-complex="Times New Roman"/>
    </style:style>
    <style:style style:name="T31" style:family="text">
      <style:text-properties fo:font-weight="bold" officeooo:rsid="00b39f93" style:font-name-asian="Times New Roman" style:font-weight-asian="bold" style:font-name-complex="Times New Roman"/>
    </style:style>
    <style:style style:name="T32" style:family="text">
      <style:text-properties fo:font-weight="bold" officeooo:rsid="00b68578" style:font-name-asian="Times New Roman" style:font-weight-asian="bold" style:font-name-complex="Times New Roman"/>
    </style:style>
    <style:style style:name="T33" style:family="text">
      <style:text-properties fo:font-weight="bold" officeooo:rsid="00b7ce41" style:font-name-asian="Times New Roman" style:font-weight-asian="bold" style:font-name-complex="Times New Roman"/>
    </style:style>
    <style:style style:name="T34" style:family="text">
      <style:text-properties fo:font-weight="bold" officeooo:rsid="00f6a407" style:font-name-asian="Times New Roman" style:font-weight-asian="bold" style:font-name-complex="Times New Roman"/>
    </style:style>
    <style:style style:name="T35" style:family="text">
      <style:text-properties fo:font-weight="bold" officeooo:rsid="01342f31" style:font-name-asian="Times New Roman" style:font-weight-asian="bold" style:font-name-complex="Times New Roman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style:font-name="Times New Roman1" fo:font-style="italic" fo:font-weight="bold" style:font-name-asian="Times New Roman" style:font-style-asian="italic" style:font-weight-asian="bold" style:font-name-complex="Times New Roman"/>
    </style:style>
    <style:style style:name="T38" style:family="text">
      <style:text-properties style:font-name="Times New Roman1" fo:font-style="italic" fo:font-weight="bold" officeooo:rsid="000b273f" style:font-name-asian="Times New Roman" style:font-style-asian="italic" style:font-weight-asian="bold" style:font-name-complex="Times New Roman"/>
    </style:style>
    <style:style style:name="T39" style:family="text">
      <style:text-properties style:font-name="Times New Roman1" fo:font-style="italic" fo:font-weight="bold" officeooo:rsid="000c40ba" style:font-name-asian="Times New Roman" style:font-style-asian="italic" style:font-weight-asian="bold" style:font-name-complex="Times New Roman"/>
    </style:style>
    <style:style style:name="T40" style:family="text">
      <style:text-properties style:font-name="Times New Roman1" style:font-name-asian="Times New Roman" style:font-name-complex="Times New Roman"/>
    </style:style>
    <style:style style:name="T41" style:family="text">
      <style:text-properties style:font-name="Times New Roman1" officeooo:rsid="00bbedd0" style:font-name-asian="Times New Roman" style:font-name-complex="Times New Roman"/>
    </style:style>
    <style:style style:name="T42" style:family="text">
      <style:text-properties style:font-name="Times New Roman1" officeooo:rsid="0048788c" style:font-name-asian="Times New Roman" style:font-name-complex="Times New Roman"/>
    </style:style>
    <style:style style:name="T43" style:family="text">
      <style:text-properties style:font-name="Times New Roman1" officeooo:rsid="01216587" style:font-name-asian="Times New Roman" style:font-name-complex="Times New Roman"/>
    </style:style>
    <style:style style:name="T44" style:family="text">
      <style:text-properties style:font-name="Times New Roman1" officeooo:rsid="01233c95" style:font-name-asian="Times New Roman" style:font-name-complex="Times New Roman"/>
    </style:style>
    <style:style style:name="T45" style:family="text">
      <style:text-properties style:font-name="Times New Roman1" fo:font-weight="bold" style:font-name-asian="Times New Roman" style:font-weight-asian="bold" style:font-name-complex="Times New Roman"/>
    </style:style>
    <style:style style:name="T46" style:family="text"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/>
    </style:style>
    <style:style style:name="T47" style:family="text">
      <style:text-properties style:font-name="Times New Roman1" fo:font-size="11pt" fo:font-weight="bold" officeooo:rsid="009640bb" style:font-name-asian="Times New Roman" style:font-size-asian="11pt" style:font-weight-asian="bold" style:font-name-complex="Times New Roman" style:font-size-complex="11pt"/>
    </style:style>
    <style:style style:name="T48" style:family="text">
      <style:text-properties style:font-name="Times New Roman1" fo:font-size="11pt" fo:font-weight="bold" officeooo:rsid="00f550cb" style:font-name-asian="Times New Roman" style:font-size-asian="11pt" style:font-weight-asian="bold" style:font-name-complex="Times New Roman" style:font-size-complex="11pt"/>
    </style:style>
    <style:style style:name="T49" style:family="text">
      <style:text-properties style:font-name="Times New Roman1" fo:font-size="11pt" style:font-name-asian="Times New Roman" style:font-size-asian="11pt" style:font-name-complex="Times New Roman" style:font-size-complex="11pt"/>
    </style:style>
    <style:style style:name="T50" style:family="text">
      <style:text-properties style:font-name="Times New Roman1" fo:font-size="11pt" officeooo:rsid="00bf906c" style:font-name-asian="Times New Roman" style:font-size-asian="11pt" style:font-name-complex="Times New Roman" style:font-size-complex="11pt"/>
    </style:style>
    <style:style style:name="T51" style:family="text">
      <style:text-properties style:font-name="Times New Roman1" fo:font-size="11pt" officeooo:rsid="000e4fb5" style:font-name-asian="Times New Roman" style:font-size-asian="11pt" style:font-name-complex="Times New Roman" style:font-size-complex="11pt"/>
    </style:style>
    <style:style style:name="T52" style:family="text">
      <style:text-properties style:font-name="Times New Roman1" fo:font-size="11pt" officeooo:rsid="00c5bd41" style:font-name-asian="Times New Roman" style:font-size-asian="11pt" style:font-name-complex="Times New Roman" style:font-size-complex="11pt"/>
    </style:style>
    <style:style style:name="T53" style:family="text">
      <style:text-properties style:font-name="Times New Roman1" fo:font-size="11pt" officeooo:rsid="00895ac4" style:font-name-asian="Times New Roman" style:font-size-asian="11pt" style:font-name-complex="Times New Roman" style:font-size-complex="11pt"/>
    </style:style>
    <style:style style:name="T54" style:family="text">
      <style:text-properties style:font-name="Times New Roman1" fo:font-size="11pt" officeooo:rsid="00981c0d" style:font-name-asian="Times New Roman" style:font-size-asian="11pt" style:font-name-complex="Times New Roman" style:font-size-complex="11pt"/>
    </style:style>
    <style:style style:name="T55" style:family="text">
      <style:text-properties style:font-name="Times New Roman1" fo:font-size="11pt" officeooo:rsid="00ca2f37" style:font-name-asian="Times New Roman" style:font-size-asian="11pt" style:font-name-complex="Times New Roman" style:font-size-complex="11pt"/>
    </style:style>
    <style:style style:name="T56" style:family="text">
      <style:text-properties style:font-name="Times New Roman1" fo:font-size="11pt" officeooo:rsid="00dd7af6" style:font-name-asian="Times New Roman" style:font-size-asian="11pt" style:font-name-complex="Times New Roman" style:font-size-complex="11pt"/>
    </style:style>
    <style:style style:name="T57" style:family="text">
      <style:text-properties style:font-name="Times New Roman1" fo:font-size="11pt" officeooo:rsid="00ea6548" style:font-name-asian="Times New Roman" style:font-size-asian="11pt" style:font-name-complex="Times New Roman" style:font-size-complex="11pt"/>
    </style:style>
    <style:style style:name="T58" style:family="text">
      <style:text-properties style:font-name="Times New Roman1" fo:font-size="11pt" officeooo:rsid="00ebd2da" style:font-name-asian="Times New Roman" style:font-size-asian="11pt" style:font-name-complex="Times New Roman" style:font-size-complex="11pt"/>
    </style:style>
    <style:style style:name="T59" style:family="text">
      <style:text-properties style:font-name="Times New Roman1" fo:font-size="11pt" officeooo:rsid="00eef848" style:font-name-asian="Times New Roman" style:font-size-asian="11pt" style:font-name-complex="Times New Roman" style:font-size-complex="11pt"/>
    </style:style>
    <style:style style:name="T60" style:family="text">
      <style:text-properties style:font-name="Times New Roman1" fo:font-size="11pt" officeooo:rsid="0124f917" style:font-name-asian="Times New Roman" style:font-size-asian="11pt" style:font-name-complex="Times New Roman" style:font-size-complex="11pt"/>
    </style:style>
    <style:style style:name="T61" style:family="text"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T62" style:family="text">
      <style:text-properties style:font-name="Times New Roman1" fo:font-size="11pt" fo:font-style="italic" fo:font-weight="bold" officeooo:rsid="009640bb" style:font-name-asian="Times New Roman" style:font-size-asian="11pt" style:font-style-asian="italic" style:font-weight-asian="bold" style:font-name-complex="Times New Roman" style:font-size-complex="11pt"/>
    </style:style>
    <style:style style:name="T63" style:family="text">
      <style:text-properties style:font-name="Times New Roman1" fo:font-size="11pt" fo:font-style="italic" fo:font-weight="bold" officeooo:rsid="00c8454a" style:font-name-asian="Times New Roman" style:font-size-asian="11pt" style:font-style-asian="italic" style:font-weight-asian="bold" style:font-name-complex="Times New Roman" style:font-size-complex="11pt"/>
    </style:style>
    <style:style style:name="T64" style:family="text">
      <style:text-properties fo:font-variant="normal" fo:text-transform="none" fo:color="#24292e" loext:opacity="100%" style:font-name="times new roman" fo:letter-spacing="normal" officeooo:rsid="004ebc8b" style:font-style-complex="italic" style:font-weight-complex="bold"/>
    </style:style>
    <style:style style:name="T65" style:family="text">
      <style:text-properties fo:font-weight="normal" style:font-name-asian="Times New Roman" style:font-weight-asian="normal" style:font-name-complex="Times New Roman" style:font-weight-complex="normal"/>
    </style:style>
    <style:style style:name="T66" style:family="text">
      <style:text-properties officeooo:rsid="004afc09"/>
    </style:style>
    <style:style style:name="T67" style:family="text">
      <style:text-properties officeooo:rsid="004ebc8b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fo:font-weight="bold" style:font-name-asian="Times New Roman" style:font-style-asian="italic" style:font-weight-asian="bold" style:font-name-complex="Times New Roman"/>
    </style:style>
    <style:style style:name="T70" style:family="text">
      <style:text-properties fo:font-style="italic" fo:font-weight="bold" officeooo:rsid="000a5097" style:font-name-asian="Times New Roman" style:font-style-asian="italic" style:font-weight-asian="bold" style:font-name-complex="Times New Roman" style:font-weight-complex="bold"/>
    </style:style>
    <style:style style:name="T71" style:family="text">
      <style:text-properties officeooo:rsid="007625ad"/>
    </style:style>
    <style:style style:name="T72" style:family="text">
      <style:text-properties officeooo:rsid="007827c6"/>
    </style:style>
    <style:style style:name="T73" style:family="text">
      <style:text-properties officeooo:rsid="00944618"/>
    </style:style>
    <style:style style:name="T74" style:family="text">
      <style:text-properties officeooo:rsid="009640bb"/>
    </style:style>
    <style:style style:name="T75" style:family="text">
      <style:text-properties style:font-name="Arial" fo:font-size="9pt" style:font-name-asian="Arial" style:font-size-asian="9pt" style:font-name-complex="Arial"/>
    </style:style>
    <style:style style:name="T76" style:family="text">
      <style:text-properties style:font-name="Arial" fo:font-size="9pt" officeooo:rsid="00b93bbd" style:font-name-asian="Arial" style:font-size-asian="9pt" style:font-name-complex="Arial"/>
    </style:style>
    <style:style style:name="T77" style:family="text">
      <style:text-properties style:font-name="Arial" fo:font-size="9pt" officeooo:rsid="0111cd33" style:font-name-asian="Arial" style:font-size-asian="9pt" style:font-name-complex="Arial"/>
    </style:style>
    <style:style style:name="T78" style:family="text">
      <style:text-properties style:font-name="Arial" fo:font-size="9pt" officeooo:rsid="01130b79" style:font-name-asian="Arial" style:font-size-asian="9pt" style:font-name-complex="Arial"/>
    </style:style>
    <style:style style:name="T79" style:family="text">
      <style:text-properties style:use-window-font-color="true" loext:opacity="0%" style:font-name="Times New Roman1" fo:font-size="11pt" fo:font-weight="bold" officeooo:rsid="009640bb" style:font-name-asian="Times New Roman" style:font-size-asian="11pt" style:font-weight-asian="bold" style:font-name-complex="Times New Roman" style:font-size-complex="11pt"/>
    </style:style>
    <style:style style:name="T80" style:family="text">
      <style:text-properties style:use-window-font-color="true" loext:opacity="0%" style:font-name="Times New Roman1" fo:font-size="11pt" fo:font-weight="bold" officeooo:rsid="00bbedd0" style:font-name-asian="Times New Roman" style:font-size-asian="11pt" style:font-weight-asian="bold" style:font-name-complex="Times New Roman" style:font-size-complex="11pt"/>
    </style:style>
    <style:style style:name="T81" style:family="text">
      <style:text-properties style:use-window-font-color="true" loext:opacity="0%" style:font-name="Times New Roman1" fo:font-size="11pt" fo:font-weight="bold" officeooo:rsid="00ee5a5e" style:font-name-asian="Times New Roman" style:font-size-asian="11pt" style:font-weight-asian="bold" style:font-name-complex="Times New Roman" style:font-size-complex="11pt"/>
    </style:style>
    <style:style style:name="T82" style:family="text">
      <style:text-properties style:use-window-font-color="true" loext:opacity="0%" style:font-name="Times New Roman1" fo:font-size="11pt" fo:font-weight="bold" officeooo:rsid="00f6a407" style:font-name-asian="Times New Roman" style:font-size-asian="11pt" style:font-weight-asian="bold" style:font-name-complex="Times New Roman" style:font-size-complex="11pt"/>
    </style:style>
    <style:style style:name="T83" style:family="text">
      <style:text-properties style:use-window-font-color="true" loext:opacity="0%" style:font-name="Times New Roman1" fo:font-size="11pt" fo:font-weight="bold" officeooo:rsid="01032cc1" style:font-name-asian="Times New Roman" style:font-size-asian="11pt" style:font-weight-asian="bold" style:font-name-complex="Times New Roman" style:font-size-complex="11pt"/>
    </style:style>
    <style:style style:name="T84" style:family="text">
      <style:text-properties style:use-window-font-color="true" loext:opacity="0%" style:font-name="Times New Roman1" fo:font-size="11pt" fo:font-weight="bold" officeooo:rsid="012d8a9a" style:font-name-asian="Times New Roman" style:font-size-asian="11pt" style:font-weight-asian="bold" style:font-name-complex="Times New Roman" style:font-size-complex="11pt"/>
    </style:style>
    <style:style style:name="T85" style:family="text">
      <style:text-properties style:use-window-font-color="true" loext:opacity="0%" style:font-name="Times New Roman1" fo:font-size="11pt" fo:font-weight="bold" officeooo:rsid="012f004b" style:font-name-asian="Times New Roman" style:font-size-asian="11pt" style:font-weight-asian="bold" style:font-name-complex="Times New Roman" style:font-size-complex="11pt"/>
    </style:style>
    <style:style style:name="T86" style:family="text">
      <style:text-properties style:use-window-font-color="true" loext:opacity="0%" style:font-name="Times New Roman1" fo:font-size="11pt" fo:font-style="italic" fo:font-weight="bold" officeooo:rsid="009640bb" style:font-name-asian="Times New Roman" style:font-size-asian="11pt" style:font-style-asian="italic" style:font-weight-asian="bold" style:font-name-complex="Times New Roman" style:font-size-complex="11pt"/>
    </style:style>
    <style:style style:name="T87" style:family="text">
      <style:text-properties style:use-window-font-color="true" loext:opacity="0%" style:font-name="Times New Roman1" fo:font-size="11pt" fo:font-style="italic" fo:font-weight="bold" officeooo:rsid="00bbedd0" style:font-name-asian="Times New Roman" style:font-size-asian="11pt" style:font-style-asian="italic" style:font-weight-asian="bold" style:font-name-complex="Times New Roman" style:font-size-complex="11pt"/>
    </style:style>
    <style:style style:name="T88" style:family="text">
      <style:text-properties style:use-window-font-color="true" loext:opacity="0%" style:font-name="Times New Roman1" fo:font-size="11pt" fo:font-style="italic" fo:font-weight="bold" officeooo:rsid="01032cc1" style:font-name-asian="Times New Roman" style:font-size-asian="11pt" style:font-style-asian="italic" style:font-weight-asian="bold" style:font-name-complex="Times New Roman" style:font-size-complex="11pt"/>
    </style:style>
    <style:style style:name="T89" style:family="text">
      <style:text-properties style:use-window-font-color="true" loext:opacity="0%" style:font-name="Times New Roman1" fo:font-size="11pt" fo:font-style="italic" fo:font-weight="bold" officeooo:rsid="0115ab07" style:font-name-asian="Times New Roman" style:font-size-asian="11pt" style:font-style-asian="italic" style:font-weight-asian="bold" style:font-name-complex="Times New Roman" style:font-size-complex="11pt"/>
    </style:style>
    <style:style style:name="T90" style:family="text">
      <style:text-properties style:use-window-font-color="true" loext:opacity="0%" style:font-name="Times New Roman1" fo:font-size="11pt" officeooo:rsid="00c5bd41" style:font-name-asian="Times New Roman" style:font-size-asian="11pt" style:font-name-complex="Times New Roman" style:font-size-complex="11pt"/>
    </style:style>
    <style:style style:name="T91" style:family="text">
      <style:text-properties style:use-window-font-color="true" loext:opacity="0%" style:font-name="Times New Roman1" fo:font-size="11pt" officeooo:rsid="00c74265" style:font-name-asian="Times New Roman" style:font-size-asian="11pt" style:font-name-complex="Times New Roman" style:font-size-complex="11pt"/>
    </style:style>
    <style:style style:name="T92" style:family="text">
      <style:text-properties style:use-window-font-color="true" loext:opacity="0%" style:font-name="Times New Roman1" fo:font-size="11pt" officeooo:rsid="00d09928" style:font-name-asian="Times New Roman" style:font-size-asian="11pt" style:font-name-complex="Times New Roman" style:font-size-complex="11pt"/>
    </style:style>
    <style:style style:name="T93" style:family="text">
      <style:text-properties style:use-window-font-color="true" loext:opacity="0%" style:font-name="Times New Roman1" fo:font-size="11pt" officeooo:rsid="00dd7af6" style:font-name-asian="Times New Roman" style:font-size-asian="11pt" style:font-name-complex="Times New Roman" style:font-size-complex="11pt"/>
    </style:style>
    <style:style style:name="T94" style:family="text">
      <style:text-properties style:use-window-font-color="true" loext:opacity="0%" style:font-name="Times New Roman1" fo:font-size="11pt" officeooo:rsid="00ebd2da" style:font-name-asian="Times New Roman" style:font-size-asian="11pt" style:font-name-complex="Times New Roman" style:font-size-complex="11pt"/>
    </style:style>
    <style:style style:name="T95" style:family="text">
      <style:text-properties style:use-window-font-color="true" loext:opacity="0%" style:font-name="Times New Roman1" fo:font-size="11pt" officeooo:rsid="0124f917" style:font-name-asian="Times New Roman" style:font-size-asian="11pt" style:font-name-complex="Times New Roman" style:font-size-complex="11pt"/>
    </style:style>
    <style:style style:name="T96" style:family="text">
      <style:text-properties style:use-window-font-color="true" loext:opacity="0%" style:font-name="Times New Roman1" fo:font-size="11pt" officeooo:rsid="0128b3cc" style:font-name-asian="Times New Roman" style:font-size-asian="11pt" style:font-name-complex="Times New Roman" style:font-size-complex="11pt"/>
    </style:style>
    <style:style style:name="T97" style:family="text">
      <style:text-properties style:use-window-font-color="true" loext:opacity="0%" style:font-name="Times New Roman" fo:font-size="11pt" fo:font-weight="bold" officeooo:rsid="00b39f93" style:font-name-asian="Times New Roman" style:font-size-asian="11pt" style:font-weight-asian="bold" style:font-name-complex="Times New Roman" style:font-size-complex="11pt"/>
    </style:style>
    <style:style style:name="T98" style:family="text">
      <style:text-properties style:use-window-font-color="true" loext:opacity="0%" style:font-name="Times New Roman" fo:font-size="11pt" fo:font-weight="bold" officeooo:rsid="00dd7af6" style:font-name-asian="Times New Roman" style:font-size-asian="11pt" style:font-weight-asian="bold" style:font-name-complex="Times New Roman" style:font-size-complex="11pt"/>
    </style:style>
    <style:style style:name="T99" style:family="text">
      <style:text-properties fo:font-style="normal" fo:font-weight="bold" officeooo:rsid="00e9f04a" style:font-name-asian="Times New Roman" style:font-style-asian="normal" style:font-weight-asian="bold" style:font-name-complex="Times New Roman" style:font-style-complex="normal"/>
    </style:style>
    <style:style style:name="T100" style:family="text">
      <style:text-properties officeooo:rsid="00ebd2da"/>
    </style:style>
    <style:style style:name="T101" style:family="text">
      <style:text-properties officeooo:rsid="011641c7"/>
    </style:style>
    <style:style style:name="T102" style:family="text">
      <style:text-properties officeooo:rsid="0120535b"/>
    </style:style>
    <style:style style:name="T103" style:family="text">
      <style:text-properties officeooo:rsid="0128c9b9"/>
    </style:style>
    <style:style style:name="T104" style:family="text">
      <style:text-properties officeooo:rsid="012abed9"/>
    </style:style>
    <style:style style:name="T105" style:family="text">
      <style:text-properties officeooo:rsid="012c9157"/>
    </style:style>
    <style:style style:name="T106" style:family="text">
      <style:text-properties officeooo:rsid="012f3d9b"/>
    </style:style>
    <style:style style:name="T107" style:family="text">
      <style:text-properties officeooo:rsid="012f715d"/>
    </style:style>
    <style:style style:name="T108" style:family="text">
      <style:text-properties officeooo:rsid="012f9458"/>
    </style:style>
    <style:style style:name="T109" style:family="text">
      <style:text-properties officeooo:rsid="01306bb0"/>
    </style:style>
    <style:style style:name="T110" style:family="text">
      <style:text-properties officeooo:rsid="0130f93d"/>
    </style:style>
    <style:style style:name="T111" style:family="text">
      <style:text-properties officeooo:rsid="01311300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29in" fo:text-indent="-0.25in" fo:margin-left="0.692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29in" fo:text-indent="-0.25in" fo:margin-left="0.942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29in" fo:text-indent="-0.25in" fo:margin-left="1.192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29in" fo:text-indent="-0.25in" fo:margin-left="1.442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29in" fo:text-indent="-0.25in" fo:margin-left="1.692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29in" fo:text-indent="-0.25in" fo:margin-left="1.942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29in" fo:text-indent="-0.25in" fo:margin-left="2.192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29in" fo:text-indent="-0.25in" fo:margin-left="2.442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29in" fo:text-indent="-0.25in" fo:margin-left="2.692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29in" fo:text-indent="-0.25in" fo:margin-left="2.9429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5">David Solodukhin</text:p>
        <text:p text:style-name="P53"/>
        <text:p text:style-name="P54"/>
        <text:p text:style-name="P39"><text:span text:style-name="T75"><text:s/><text:tab/> <text:s text:c="4"/><text:tab/> <text:s text:c="8"/></text:span><text:span text:style-name="T78">+</text:span><text:span text:style-name="T77">1</text:span><text:span text:style-name="T75">914-564-8872 | </text:span><text:span text:style-name="T76">david.solodukhin@gmail.com</text:span></text:p>
      </text:section>
      <text:section text:style-name="Sect2" text:name="Section2">
        <text:p text:style-name="P14">EXPERIENCE</text:p>
        <text:p text:style-name="P7"><text:span text:style-name="T84">Meta </text:span><text:span text:style-name="T85">(Facebook)</text:span><text:span text:style-name="T46"> – </text:span><text:span text:style-name="T83">Menlo Park</text:span><text:span text:style-name="T47">, CA</text:span><text:span text:style-name="T49"><text:tab/> <text:s text:c="10"/><text:tab/> <text:s/></text:span><text:span text:style-name="T83">July 2020 </text:span><text:span text:style-name="T46">– </text:span><text:span text:style-name="T83">Present</text:span></text:p>
        <text:p text:style-name="P34"><text:span text:style-name="T88">Production Engineer</text:span><text:span text:style-name="T62"> </text:span><text:span text:style-name="T61">– </text:span><text:span text:style-name="T88">Network Infrastructure</text:span><text:span text:style-name="T89"> Security Engineering</text:span></text:p>
        <text:p text:style-name="P11"/>
        <text:p text:style-name="P28"/>
        <text:list xml:id="list2718463872" text:style-name="L1">
          <text:list-item>
            <text:p text:style-name="P36">Developing and scaling<text:span text:style-name="T102"> </text:span><text:span text:style-name="T101">DDoS</text:span> detection and mitigation systems <text:span text:style-name="T107">spanning </text:span>transport to application specific <text:span text:style-name="T104">network </text:span>layers, <text:span text:style-name="T109">aggregating </text:span><text:span text:style-name="T111">traffic data</text:span><text:span text:style-name="T109"> across millions of </text:span><text:span text:style-name="T110">physical </text:span><text:span text:style-name="T109">hosts</text:span>.<text:span text:style-name="T102"> </text:span><text:span text:style-name="T101">Helping implement </text:span><text:span text:style-name="T103">reliable</text:span><text:span text:style-name="T101"> detection methods </text:span><text:span text:style-name="T104">and</text:span><text:span text:style-name="T101"> investigating metrics which aid in classifying </text:span><text:span text:style-name="T104">network anomalies as </text:span><text:span text:style-name="T101">attacks </text:span><text:span text:style-name="T104">or </text:span><text:span text:style-name="T106">network issues</text:span><text:span text:style-name="T101">.</text:span></text:p>
          </text:list-item>
        </text:list>
        <text:p text:style-name="P6"><text:span text:style-name="T79">A</text:span><text:span text:style-name="T80">mazon Lab126</text:span><text:span text:style-name="T46"> – </text:span><text:span text:style-name="T79">S</text:span><text:span text:style-name="T80">unnyvale</text:span><text:span text:style-name="T47">, CA</text:span><text:span text:style-name="T49"><text:tab/> <text:s text:c="10"/><text:tab/> <text:s text:c="7"/></text:span><text:span text:style-name="T79">S</text:span><text:span text:style-name="T80">ept </text:span><text:span text:style-name="T46">– </text:span><text:span text:style-name="T81">Nov </text:span><text:span text:style-name="T82">20</text:span><text:span text:style-name="T81">19</text:span></text:p>
        <text:p text:style-name="P33"><text:span text:style-name="T62">Software Development Engineer Intern </text:span><text:span text:style-name="T61">– </text:span><text:span text:style-name="T63">Consumer </text:span><text:span text:style-name="T86">D</text:span><text:span text:style-name="T87">evices</text:span></text:p>
        <text:p text:style-name="P10"/>
        <text:p text:style-name="P27"/>
        <text:list xml:id="list135230500289434" text:continue-numbering="true" text:style-name="L1">
          <text:list-item>
            <text:p text:style-name="P37"><text:span text:style-name="T50">Design</text:span><text:span text:style-name="T56">ed</text:span><text:span text:style-name="T50"> a </text:span><text:span text:style-name="T56">high performance, adaptive and </text:span><text:span text:style-name="T93">portable</text:span><text:span text:style-name="T56"> service to stream and transcode sensor data from a</text:span><text:span text:style-name="T93"> prototype</text:span><text:span text:style-name="T50"> consumer electronic device. </text:span><text:span text:style-name="T56">Th</text:span><text:span text:style-name="T57">is </text:span><text:span text:style-name="T56">service allowed developers to more quickly diagnose low-level sensor issues </text:span><text:span text:style-name="T57">and decreased reliance on device storage </text:span><text:span text:style-name="T59">for storing</text:span><text:span text:style-name="T57"> debugging information.</text:span></text:p>
          </text:list-item>
        </text:list>
        <text:p text:style-name="P21"><text:span text:style-name="T30">VMware</text:span><text:span text:style-name="T22"> – </text:span><text:span text:style-name="T30">Palo Alto, CA</text:span><text:span text:style-name="T20"><text:tab/> <text:s text:c="9"/><text:tab/> <text:s text:c="7"/></text:span><text:span text:style-name="T30">May </text:span><text:span text:style-name="T22">– </text:span><text:span text:style-name="T33">Aug </text:span><text:span text:style-name="T34">20</text:span><text:span text:style-name="T33">19</text:span></text:p>
        <text:p text:style-name="P17"><text:span text:style-name="T74">Software Engineer Intern </text:span>– <text:span text:style-name="T74">VM Platform</text:span></text:p>
        <text:p text:style-name="P8"/>
        <text:p text:style-name="P25"/>
        <text:list xml:id="list1330874154" text:style-name="L2">
          <text:list-item>
            <text:p text:style-name="P42">Designed and built a scalable, container-runtime independent solution for managing containers running in a Linux virtual machine. This solution efficiently gathers container stats/info by communicating directly with the exposed Linux kernel APIs which make containerization feasible.</text:p>
          </text:list-item>
        </text:list>
        <text:p text:style-name="P12"/>
        <text:p text:style-name="P24"><text:span text:style-name="T22">Prudential Financial – </text:span><text:span text:style-name="T23">Newark, NJ</text:span><text:span text:style-name="T20"> <text:s text:c="90"/><text:tab/> <text:s text:c="7"/></text:span><text:span text:style-name="T22">May – Aug </text:span><text:span text:style-name="T34">20</text:span><text:span text:style-name="T22">18</text:span></text:p>
        <text:p text:style-name="P19">Software Engineer Intern, Enterprise Services &amp; Systems</text:p>
        <text:p text:style-name="P13"/>
        <text:list xml:id="list1045836975" text:style-name="L3">
          <text:list-item>
            <text:p text:style-name="P38"><text:span text:style-name="T95">Improved reliability and efficiency of </text:span><text:span text:style-name="T96">i</text:span><text:span text:style-name="T54">nternal</text:span><text:span text:style-name="T49"> </text:span><text:span text:style-name="T54">m</text:span><text:span text:style-name="T49">etadata </text:span><text:span text:style-name="T54">m</text:span><text:span text:style-name="T49">anagement </text:span><text:span text:style-name="T54">s</text:span><text:span text:style-name="T49">ystem, </text:span><text:span text:style-name="T60">significantly </text:span><text:span text:style-name="T95">reducing </text:span><text:span text:style-name="T49">query </text:span><text:span text:style-name="T60">response </text:span><text:span text:style-name="T49">latency. </text:span><text:span text:style-name="T92">Expanded on </text:span><text:span text:style-name="T94">the existing </text:span><text:span text:style-name="T92">frontend</text:span><text:span text:style-name="T49"> (</text:span><text:span text:style-name="T58">JSP</text:span><text:span text:style-name="T55">)</text:span><text:span text:style-name="T49"> and rewrote Struts2 functionality in Spring(Web).</text:span></text:p>
          </text:list-item>
          <text:list-item>
            <text:p text:style-name="P43">Reduced daily build time of <text:span text:style-name="T100">this </text:span>system by several hours with multi-module Maven build scripts that automate building Oracle ADF applications.</text:p>
          </text:list-item>
        </text:list>
        <text:p text:style-name="P23"><text:span text:style-name="T28">Georgia Tech Database Research Group</text:span><text:span text:style-name="T22"> </text:span><text:span text:style-name="T69">– </text:span><text:span text:style-name="T99">Atlanta, GA</text:span><text:span text:style-name="T20"><text:tab/> <text:s text:c="10"/><text:tab/> <text:s text:c="7"/></text:span><text:span text:style-name="T29">Feb</text:span><text:span text:style-name="T22"> <text:s/>– </text:span><text:span text:style-name="T31">May </text:span><text:span text:style-name="T34">20</text:span><text:span text:style-name="T31">19</text:span></text:p>
        <text:p text:style-name="P18">Undergraduate Research<text:span text:style-name="T67">er </text:span>– Dr. <text:span text:style-name="T67">Joy Arulraj – </text:span><text:span text:style-name="T64">Accelerating Data Analytics using Logical Zone Maps</text:span></text:p>
        <text:p text:style-name="P9"/>
        <text:p text:style-name="P26"/>
        <text:list xml:id="list1246882301" text:style-name="L4">
          <text:list-item>
            <text:p text:style-name="P41">Aided in designing new logical indexing structure<text:span text:style-name="T73">s</text:span> used for caching <text:span text:style-name="T72">statistical </text:span>aggregates for subsets of data. <text:span text:style-name="T73">Implemented mock dbms components</text:span> <text:span text:style-name="T71">such as a mixture model engine which would evaluate new indexing techniques as well as support approximate query processing. </text:span></text:p>
          </text:list-item>
        </text:list>
        <text:p text:style-name="P22"><text:span text:style-name="T24">College of Computing </text:span><text:span text:style-name="T70">–</text:span><text:span text:style-name="T24"> </text:span><text:span text:style-name="T26">Atlanta, GA</text:span><text:span text:style-name="T20"><text:tab/> <text:s text:c="20"/></text:span><text:span text:style-name="T25">Jan</text:span><text:span text:style-name="T22"> – </text:span><text:span text:style-name="T32">May </text:span><text:span text:style-name="T34">20</text:span><text:span text:style-name="T32">19</text:span></text:p>
        <text:p text:style-name="P31"><text:span text:style-name="T37">Undergraduate </text:span><text:span text:style-name="T38">Teaching</text:span><text:span text:style-name="T37"> Assistant – </text:span><text:span text:style-name="T39">Design and Analysis of Operating Systems</text:span></text:p>
        <text:list xml:id="list2228640894" text:style-name="L5">
          <text:list-item>
            <text:p text:style-name="P47"><text:span text:style-name="T90">T</text:span><text:span text:style-name="T91">aught</text:span><text:span text:style-name="T51"> students operating systems </text:span><text:span text:style-name="T53">concepts an</text:span><text:span text:style-name="T52">d</text:span><text:span text:style-name="T53"> </text:span><text:span text:style-name="T51">kernel programming. </text:span><text:span text:style-name="T52">Graded and maintained assignments.</text:span></text:p>
          </text:list-item>
        </text:list>
        <text:p text:style-name="P20"><text:span text:style-name="T22">Institute for Information Security and Privacy – </text:span><text:span text:style-name="T35">Atlanta, GA</text:span><text:span text:style-name="T21"> <text:s text:c="48"/></text:span><text:span text:style-name="T22">Oct </text:span><text:span text:style-name="T34">20</text:span><text:span text:style-name="T22">17 – </text:span><text:span text:style-name="T27">Oc</text:span><text:span text:style-name="T32">t</text:span><text:span text:style-name="T27"> </text:span><text:span text:style-name="T34">20</text:span><text:span text:style-name="T27">18</text:span></text:p>
        <text:p text:style-name="P16">Undergraduate Research<text:span text:style-name="T67">er</text:span> – Dr. Taesoo Kim – <text:span text:style-name="T66">Fuzzification: Anti-Fuzzing Techniques</text:span></text:p>
        <text:p text:style-name="P15"/>
        <text:list xml:id="list384961699" text:style-name="L6">
          <text:list-item>
            <text:p text:style-name="P44">Designed and evaluated anti-fuzzing techniques to slow down modern fuzzers and protect software from malicious fuzzing.</text:p>
          </text:list-item>
          <text:list-item>
            <text:p text:style-name="P45"><text:span text:style-name="T20">Wrote LLVM passes in </text:span><text:span text:style-name="T65">C++</text:span><text:span text:style-name="T20"> to implement anti-fuzzing techniques in existing Linux executables.</text:span></text:p>
            <text:p text:style-name="P48"/>
          </text:list-item>
          <text:list-item>
            <text:p text:style-name="P49"><text:span text:style-name="T40">Automated </text:span><text:span text:style-name="T42">source-code </text:span><text:span text:style-name="T40">instrumentation, unit testing of anti-fuzzing methods </text:span><text:span text:style-name="T43">and visualization</text:span><text:span text:style-name="T40"> of fuzzing stat</text:span><text:span text:style-name="T44">s</text:span><text:span text:style-name="T40">.</text:span></text:p>
          </text:list-item>
        </text:list>
        <text:p text:style-name="P5"><text:a xlink:type="simple" xlink:href="https://github.com/dadukhin" text:style-name="Internet_20_link" text:visited-style-name="Visited_20_Internet_20_Link"><text:span text:style-name="T14">PROJECTS</text:span></text:a><text:span text:style-name="T14">; </text:span><text:span text:style-name="T15">PUBLICATIONS</text:span></text:p>
        <text:list xml:id="list401692285" text:style-name="L7">
          <text:list-item>
            <text:p text:style-name="P46">Jinho Jung, Hong Hu, <text:span text:style-name="T36">David Solodukhin</text:span>, Daniel Pagan, Kyu Hyung Lee, and Taesoo Kim. <text:span text:style-name="T36">Fuzzification: Anti-Fuzzing Techniques</text:span>. <text:span text:style-name="T68">In Proceedings of the 28th USENIX Security Symposium (Security 2019)</text:span>, Santa Clara, CA, August 2019.</text:p>
          </text:list-item>
          <text:list-item>
            <text:p text:style-name="P50"><text:span text:style-name="T45">Linux Kernel Modules </text:span><text:span text:style-name="T40">(kernel v4.15.18): Developed a module which starts a kernel </text:span><text:span text:style-name="T41">daemon </text:span><text:span text:style-name="T40">for</text:span><text:span text:style-name="T45"> </text:span><text:span text:style-name="T40">transmitting O.S. </text:span><text:span text:style-name="T41">stats</text:span><text:span text:style-name="T40">. Implemented a kernel module for network traffic artificial throttling </text:span><text:span text:style-name="T41">and </text:span><text:span text:style-name="T40">proxy.</text:span></text:p>
          </text:list-item>
          <text:list-item>
            <text:p text:style-name="P50"><text:span text:style-name="T45">Wolfram Alpha Bug: </text:span><text:span text:style-name="T40">Found SSRF vulnerability in Wolfram Alpha’s api giving access to premium features for free. Contacted WA team and exploit was patched.</text:span></text:p>
          </text:list-item>
        </text:list>
        <text:p text:style-name="P51"><text:span text:style-name="T40">EDUCATION</text:span></text:p>
        <text:p text:style-name="P40"><text:span text:style-name="T16">Georgia Institute of Technology - Atlanta, GA <text:s text:c="71"/></text:span><text:span text:style-name="T18">Aug </text:span><text:span text:style-name="T19">20</text:span><text:span text:style-name="T18">16 </text:span><text:span text:style-name="T48">– </text:span><text:span text:style-name="T97">M</text:span><text:span text:style-name="T98">ay </text:span><text:span text:style-name="T17">20</text:span><text:span text:style-name="T19">20</text:span></text:p>
        <text:p text:style-name="P52"><text:span text:style-name="T40">B.S. in Computer Science</text:span></text:p>
        <text:p text:style-name="P2"/>
        <text:p text:style-name="P3">SKILLS</text:p>
        <text:p text:style-name="P1"/>
        <text:p text:style-name="P30"><text:span text:style-name="T11">Languages: </text:span><text:span text:style-name="T1">C++, </text:span><text:span text:style-name="T2">C,</text:span><text:span text:style-name="T1"> </text:span><text:span text:style-name="T10">Python, </text:span><text:span text:style-name="T1">Java, </text:span><text:span text:style-name="T7">Golang, (PL)SQL, </text:span><text:span text:style-name="T1">Javascript, x86/64 ISA (GAS, FASM)</text:span></text:p>
        <text:p text:style-name="P4"/>
        <text:p text:style-name="P32"><text:span text:style-name="T13">Systems, </text:span><text:span text:style-name="T11">Technologie</text:span><text:span text:style-name="T12">s/</text:span><text:span text:style-name="T11">Tools: </text:span><text:span text:style-name="T3">LLVM, OpenMP, MPI, Docker, </text:span><text:span text:style-name="T5">Kubernetes, </text:span><text:span text:style-name="T8">libcontainer, </text:span><text:span text:style-name="T3">KVM/QEMU, libvirt, </text:span><text:span text:style-name="T4">Android SDK/NDK, </text:span><text:span text:style-name="T6">Git, </text:span><text:span text:style-name="T4">Reverse Engineering</text:span><text:span text:style-name="T6">, </text:span><text:span text:style-name="T4">fuzzing, </text:span><text:span text:style-name="T9">SDDC, HCI,</text:span><text:span text:style-name="T4"> AWS:LightSail/EC2, </text:span><text:span text:style-name="T5">Virtualization</text:span></text:p>
        <text:p text:style-name="P29"><text:span text:style-name="T11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" fo:font-family="'Times New Roman'" style:font-family-generic="roman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loext:num-list-format="%2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loext:num-list-format="%3%.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5T13:52:28.648959294</dc:date>
    <meta:editing-duration>P1DT3H59M38S</meta:editing-duration>
    <meta:editing-cycles>247</meta:editing-cycles>
    <meta:generator>LibreOffice/7.2.4.1$Linux_X86_64 LibreOffice_project/20$Build-1</meta:generator>
    <meta:document-statistic meta:table-count="0" meta:image-count="0" meta:object-count="0" meta:page-count="1" meta:paragraph-count="39" meta:word-count="531" meta:character-count="4225" meta:non-whitespace-character-count="3392"/>
  </office:meta>
</office:document-meta>
</file>